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ие вопросы нужно задать чтобы понять и изучить</text:p>
      <text:p text:style-name="P1">ChatGPT</text:p>
      <text:p text:style-name="P2">ChatGPT</text:p>
      <text:p text:style-name="P8">Изучение PHP может быть увлекательным и практичным процессом! Вот несколько вопросов, которые могут помочь вам начать изучение и понимание этого языка программирования:</text:p>
      <text:h text:style-name="P14" text:outline-level="3">Основы языка:</text:h>
      <text:list xml:id="list1557518622191443661" text:style-name="L1">
        <text:list-item>
          <text:p text:style-name="P3"><text:span text:style-name="Strong_20_Emphasis">Что такое PHP и для чего он используется?</text:span></text:p>
        </text:list-item>
        <text:list-item>
          <text:p text:style-name="P3"><text:span text:style-name="Strong_20_Emphasis">Какие основные концепции и принципы лежат в основе PHP?</text:span></text:p>
        </text:list-item>
        <text:list-item>
          <text:p text:style-name="P9"><text:span text:style-name="Strong_20_Emphasis">Какова структура базовой программы на PHP?</text:span></text:p>
        </text:list-item>
      </text:list>
      <text:h text:style-name="P14" text:outline-level="3">Синтаксис и основные конструкции:</text:h>
      <text:list xml:id="list962519848909083174" text:style-name="L2">
        <text:list-item>
          <text:p text:style-name="P4"><text:span text:style-name="Strong_20_Emphasis">Какие базовые типы данных существуют в PHP?</text:span></text:p>
        </text:list-item>
        <text:list-item>
          <text:p text:style-name="P4"><text:span text:style-name="Strong_20_Emphasis">Как объявляются переменные и константы в PHP?</text:span></text:p>
        </text:list-item>
        <text:list-item>
          <text:p text:style-name="P4"><text:span text:style-name="Strong_20_Emphasis">Какие операторы доступны в PHP и как они используются?</text:span></text:p>
        </text:list-item>
        <text:list-item>
          <text:p text:style-name="P10"><text:span text:style-name="Strong_20_Emphasis">Что такое условные операторы и как они применяются в PHP?</text:span></text:p>
        </text:list-item>
      </text:list>
      <text:h text:style-name="P14" text:outline-level="3">Функции и объектно-ориентированное программирование:</text:h>
      <text:list xml:id="list8195153122410673703" text:style-name="L3">
        <text:list-item>
          <text:p text:style-name="P5"><text:span text:style-name="Strong_20_Emphasis">Как создать и вызвать функцию в PHP?</text:span></text:p>
        </text:list-item>
        <text:list-item>
          <text:p text:style-name="P5"><text:span text:style-name="Strong_20_Emphasis">Что такое объекты и классы в PHP? Какие основные принципы ООП поддерживает PHP?</text:span></text:p>
        </text:list-item>
        <text:list-item>
          <text:p text:style-name="P11"><text:span text:style-name="Strong_20_Emphasis">Как создать объект и использовать методы и свойства в PHP?</text:span></text:p>
        </text:list-item>
      </text:list>
      <text:h text:style-name="P14" text:outline-level="3">Работа с базами данных и веб-разработка:</text:h>
      <text:list xml:id="list4703661795184130067" text:style-name="L4">
        <text:list-item>
          <text:p text:style-name="P6"><text:span text:style-name="Strong_20_Emphasis">Как осуществляется подключение к базе данных с использованием PHP?</text:span></text:p>
        </text:list-item>
        <text:list-item>
          <text:p text:style-name="P6"><text:span text:style-name="Strong_20_Emphasis">Как выполняются запросы к базе данных с помощью PHP?</text:span></text:p>
        </text:list-item>
        <text:list-item>
          <text:p text:style-name="P12"><text:span text:style-name="Strong_20_Emphasis">Как PHP обрабатывает формы на веб-страницах?</text:span></text:p>
        </text:list-item>
      </text:list>
      <text:h text:style-name="P14" text:outline-level="3">Дополнительные возможности и инструменты:</text:h>
      <text:list xml:id="list4933001147291401580" text:style-name="L5">
        <text:list-item>
          <text:p text:style-name="P7"><text:span text:style-name="Strong_20_Emphasis">Какие расширения и библиотеки доступны для PHP?</text:span></text:p>
        </text:list-item>
        <text:list-item>
          <text:p text:style-name="P7"><text:span text:style-name="Strong_20_Emphasis">Какие фреймворки используются для веб-разработки на PHP?</text:span></text:p>
        </text:list-item>
        <text:list-item>
          <text:p text:style-name="P13"><text:span text:style-name="Strong_20_Emphasis">Как улучшить безопасность приложений, разработанных на PHP?</text:span></text:p>
        </text:list-item>
      </text:list>
      <text:p text:style-name="P8">Эти вопросы могут служить хорошей отправной точкой для изучения PHP. Помните, что практика играет важную роль в освоении любого языка программирования, поэтому экспериментируйте, создавайте проекты и применяйте полученные знания на практи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19:13:16.24</dc:date>
    <meta:document-statistic meta:table-count="0" meta:image-count="0" meta:object-count="0" meta:page-count="1" meta:paragraph-count="26" meta:word-count="230" meta:character-count="1524"/>
    <dc:creator>Dima Wide</dc:creator>
    <meta:user-defined meta:name="Info 1"/>
    <meta:user-defined meta:name="Info 2"/>
    <meta:user-defined meta:name="Info 3"/>
    <meta:user-defined meta:name="Info 4"/>
  </office:meta>
</office:document-meta>
</file>